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e341" officeooo:paragraph-rsid="0007e341"/>
    </style:style>
    <style:style style:name="P2" style:family="paragraph" style:parent-style-name="Standard">
      <style:text-properties officeooo:rsid="00099b4e" officeooo:paragraph-rsid="00099b4e"/>
    </style:style>
    <style:style style:name="P3" style:family="paragraph" style:parent-style-name="Standard">
      <style:text-properties fo:font-weight="bold" officeooo:rsid="0009f5d7" officeooo:paragraph-rsid="0009f5d7" style:font-weight-asian="bold" style:font-weight-complex="bold"/>
    </style:style>
    <style:style style:name="P4" style:family="paragraph" style:parent-style-name="Standard">
      <style:text-properties fo:font-weight="bold" officeooo:rsid="000b67c5" officeooo:paragraph-rsid="000b67c5" style:font-weight-asian="bold" style:font-weight-complex="bold"/>
    </style:style>
    <style:style style:name="P5" style:family="paragraph" style:parent-style-name="Standard" style:list-style-name="L1">
      <style:text-properties fo:font-weight="bold" officeooo:rsid="000b67c5" officeooo:paragraph-rsid="000b67c5" style:font-weight-asian="bold" style:font-weight-complex="bold"/>
    </style:style>
    <style:style style:name="P6" style:family="paragraph" style:parent-style-name="Standard" style:list-style-name="L2">
      <style:text-properties fo:font-weight="bold" officeooo:rsid="000b67c5" officeooo:paragraph-rsid="000b67c5" style:font-weight-asian="bold" style:font-weight-complex="bold"/>
    </style:style>
    <style:style style:name="P7" style:family="paragraph" style:parent-style-name="Standard">
      <style:text-properties fo:font-weight="bold" officeooo:rsid="000d0d9f" officeooo:paragraph-rsid="000d0d9f" style:font-weight-asian="bold" style:font-weight-complex="bold"/>
    </style:style>
    <style:style style:name="P8" style:family="paragraph" style:parent-style-name="Standard" style:list-style-name="L3">
      <style:text-properties fo:font-weight="bold" officeooo:rsid="000d0d9f" officeooo:paragraph-rsid="000d0d9f" style:font-weight-asian="bold" style:font-weight-complex="bold"/>
    </style:style>
    <style:style style:name="P9" style:family="paragraph" style:parent-style-name="Header">
      <style:text-properties officeooo:rsid="0007a86b" officeooo:paragraph-rsid="0007a8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zienda = Gestão + Patrimônio</text:p>
      <text:p text:style-name="P1"/>
      <text:p text:style-name="P1"><text:span text:style-name="T1">Objeto</text:span>: patrimônio.</text:p>
      <text:p text:style-name="P1"><text:span text:style-name="T1">Campo de aplicação</text:span>: azienda (ou entidades econômico-administrativas).</text:p>
      <text:p text:style-name="P2"><text:span text:style-name="T1">Finalidade</text:span>: controlar o patrimônio e fornecer informações.</text:p>
      <text:p text:style-name="P3">Função administrativa<text:span text:style-name="T2">: controle do patrimônio (livros principais: Diário e Razão).</text:span></text:p>
      <text:p text:style-name="P3">Função econômica<text:span text:style-name="T2">: apuração do resultado líquido.</text:span></text:p>
      <text:p text:style-name="P3"><text:span text:style-name="T2"/></text:p>
      <text:p text:style-name="P4"><text:span text:style-name="T2">Classificação das </text:span>aziendas<text:span text:style-name="T2"> quanto aos </text:span>fins<text:span text:style-name="T2"> a que se destinam:</text:span></text:p>
      <text:list xml:id="list214075557744615304" text:style-name="L1">
        <text:list-item>
          <text:p text:style-name="P5">sociais<text:span text:style-name="T2">: não visam lucros;</text:span></text:p>
        </text:list-item>
        <text:list-item>
          <text:p text:style-name="P5">econômico-sociais<text:span text:style-name="T2">: além das finalidades sociais, visam também ao lucro, com o objetivo de prestar serviços, pecúlios e benefícios às pessoas que contribuíram para sua constituição; e</text:span></text:p>
        </text:list-item>
        <text:list-item>
          <text:p text:style-name="P5">econômicas<text:span text:style-name="T2">: geração de lucros.</text:span></text:p>
        </text:list-item>
      </text:list>
      <text:p text:style-name="P4"><text:span text:style-name="T2"/></text:p>
      <text:p text:style-name="P4"><text:span text:style-name="T2">Classificação das </text:span>aziendas<text:span text:style-name="T2"> quanto aos seus </text:span>proprietários<text:span text:style-name="T2">:</text:span></text:p>
      <text:list xml:id="list8516781972274967126" text:style-name="L2">
        <text:list-item>
          <text:p text:style-name="P6">públicas<text:span text:style-name="T2">: pertencem à sociedade, mas podem estar sob administração do poder público ou privado;</text:span></text:p>
        </text:list-item>
        <text:list-item>
          <text:p text:style-name="P6">privadas<text:span text:style-name="T2">: propriedades particulares pertencentes a uma pessoa ou grupo de pessoas.</text:span></text:p>
        </text:list-item>
      </text:list>
      <text:p text:style-name="P4"><text:span text:style-name="T2"/></text:p>
      <text:p text:style-name="P7">Técnicas contábeis<text:span text:style-name="T2">:</text:span></text:p>
      <text:list xml:id="list5241419526992440078" text:style-name="L3">
        <text:list-item>
          <text:p text:style-name="P8"><text:span text:style-name="T2">escrituração;</text:span></text:p>
        </text:list-item>
        <text:list-item>
          <text:p text:style-name="P8"><text:span text:style-name="T2">demonstrações contábeis;</text:span></text:p>
        </text:list-item>
        <text:list-item>
          <text:p text:style-name="P8"><text:span text:style-name="T2">análise das demonstrações contábeis; e</text:span></text:p>
        </text:list-item>
        <text:list-item>
          <text:p text:style-name="P8"><text:span text:style-name="T2">auditoria.</text:span></text:p>
        </text:list-item>
      </text:list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a86b" officeooo:paragraph-rsid="0007a8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, noções básicas, objeto, finalidade, usuários e funçõ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36:55.566110088</meta:creation-date>
    <dc:date>2018-01-22T18:11:22.925163073</dc:date>
    <meta:editing-duration>PT24M14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1" meta:paragraph-count="19" meta:word-count="143" meta:character-count="1025" meta:non-whitespace-character-count="909"/>
  </office:meta>
</office:document-meta>
</file>